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center" style:justify-single-word="false"/>
      <style:text-properties style:font-name="Arial" fo:font-weight="bold" officeooo:rsid="00bc46b0" officeooo:paragraph-rsid="00f11d1f" style:font-weight-asian="bold" style:font-weight-complex="bold"/>
    </style:style>
    <style:style style:name="P3"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7c36" officeooo:paragraph-rsid="00e57c36"/>
    </style:style>
    <style:style style:name="P4"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7c36" officeooo:paragraph-rsid="00f7d72c"/>
    </style:style>
    <style:style style:name="P5"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7c36" officeooo:paragraph-rsid="00f8305a"/>
    </style:style>
    <style:style style:name="P6"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a315" officeooo:paragraph-rsid="00bc6be4"/>
    </style:style>
    <style:style style:name="P7"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0e57c36" officeooo:paragraph-rsid="00e57c36" style:font-weight-asian="bold" style:font-weight-complex="bold"/>
    </style:style>
    <style:style style:name="P8"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0e57c36" officeooo:paragraph-rsid="00f7d72c" style:font-weight-asian="bold" style:font-weight-complex="bold"/>
    </style:style>
    <style:style style:name="P9" style:family="paragraph" style:parent-style-name="Standard">
      <style:paragraph-properties fo:text-align="justify" style:justify-single-word="false"/>
      <style:text-properties fo:font-variant="normal" fo:text-transform="none" style:use-window-font-color="true" style:font-name="ARIAL" fo:font-size="8pt" fo:letter-spacing="normal" fo:font-style="normal" fo:font-weight="normal" officeooo:rsid="00e57c36" officeooo:paragraph-rsid="00f7d72c" style:font-size-asian="8pt" style:font-size-complex="8pt"/>
    </style:style>
    <style:style style:name="P10" style:family="paragraph" style:parent-style-name="Standard">
      <style:paragraph-properties fo:text-align="justify" style:justify-single-word="false"/>
      <style:text-properties fo:font-variant="normal" fo:text-transform="none" style:use-window-font-color="true" style:font-name="ARIAL" fo:font-size="8pt" fo:letter-spacing="normal" fo:font-style="normal" fo:font-weight="normal" officeooo:rsid="00e57c36" officeooo:paragraph-rsid="00e57c36" style:font-size-asian="8pt" style:font-size-complex="8pt"/>
    </style:style>
    <style:style style:name="P11" style:family="paragraph" style:parent-style-name="Footer">
      <style:paragraph-properties fo:text-align="center" style:justify-single-word="false"/>
      <style:text-properties officeooo:rsid="009a1ea5" officeooo:paragraph-rsid="009a1ea5"/>
    </style:style>
    <style:style style:name="P12" style:family="paragraph" style:parent-style-name="Standard" style:master-page-name="">
      <style:paragraph-properties fo:text-align="justify" style:justify-single-word="false" style:page-number="auto"/>
      <style:text-properties fo:font-variant="normal" fo:text-transform="none" style:use-window-font-color="true" style:font-name="ARIAL" fo:font-size="12pt" fo:letter-spacing="normal" fo:font-style="normal" fo:font-weight="normal" officeooo:rsid="008109de" officeooo:paragraph-rsid="00069b6a"/>
    </style:style>
    <style:style style:name="P13"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7c36" officeooo:paragraph-rsid="00e57c36"/>
    </style:style>
    <style:style style:name="T1" style:family="text">
      <style:text-properties officeooo:rsid="00f20a80"/>
    </style:style>
    <style:style style:name="T2" style:family="text">
      <style:text-properties officeooo:rsid="00fa4a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6"/>
      <text:p text:style-name="P7">1 – Dispositivos Legais e Normas Aplicáveis</text:p>
      <text:p text:style-name="P3"/>
      <text:p text:style-name="P3">A base legal para a realização da contratação é, antes de tudo, a Constituição Federal, a legislação específica em licitações e contratos LEI nº 8.666, DE 21 DE JUNHO DE 1993, a lei que institui a modalidade de licitação denominada pregão LEI no 10.520, DE 17 DE JULHO DE 2002, e a legislação referente a organização e gestão de documentação e arquivos públicos, incluindo diversos instrumentos legais e normativos, dentre eles:</text:p>
      <text:p text:style-name="P3"/>
      <text:p text:style-name="P3">- LEI Nº 8.159, DE 8 DE JANEIRO DE 1991 - Dispõe sobre a política nacional de arquivos públicos e privados e dá outras providências;</text:p>
      <text:p text:style-name="P3"/>
      <text:p text:style-name="P3">- LEI Nº 12.682, DE 9 DE JULHO DE 2012 - Dispõe sobre a elaboração e o arquivamento de documentos em meios eletromagnéticos;</text:p>
      <text:p text:style-name="P3"/>
      <text:p text:style-name="P5">- LEI 12.527/2011, DE 18 DE NOVEMBRO DE 2011- Regula o acesso a informações previsto no inciso xxxiii do ART. 5º. - DECRETO Nº 4.073, DE 3 DE JANEIRO DE 2002 - Regulamenta a Lei no 8.159, de 8 de janeiro de 1991, que dispõe sobre a política nacional de arquivos públicos e privados;</text:p>
      <text:p text:style-name="P5"/>
      <text:p text:style-name="P3">- DECRETO Nº 7.845, DE 14 DE NOVEMBRO DE 2012 -Regulamenta procedimentos para credenciamento de segurança e tratamento de informação classificada em qualquer grau de sigilo, e dispõe sobre o Núcleo de Segurança e Credenciamento.</text:p>
      <text:p text:style-name="P3"/>
      <text:p text:style-name="P7">Da Constituição Federal ressaltamos as seguintes normas:</text:p>
      <text:p text:style-name="P3"/>
      <text:p text:style-name="P3">“Art. 5º...</text:p>
      <text:p text:style-name="P3"/>
      <text:p text:style-name="P3">XIV - é assegurado a todos o acesso à informação e resguardado o sigilo da fonte, quando necessário ao exercício profissional”.</text:p>
      <text:p text:style-name="P3"/>
      <text:p text:style-name="P3">“Art. 5º…</text:p>
      <text:p text:style-name="P3"/>
      <text:p text:style-name="P3">XXXIII - todos tem direito a receber dos órgãos públicos informações de seu interesse particular, ou de interesse coletivo ou geral, que serão prestados no prazo da lei, sob pena de responsabilidade, ressalvadas aquelas cujo sigilo seja imprescindível à segurança da sociedade e do Estado. ”</text:p>
      <text:p text:style-name="P3"/>
      <text:p text:style-name="P3">“Art. 23. É competência comum da União, dos Estados, do Distrito Federal e dos Municípios:</text:p>
      <text:p text:style-name="P3"/>
      <text:p text:style-name="P3">III – proteger os documentos, as obras e outros bens de valor histórico, artístico e cultural, os monumentos, as paisagens naturais notáveis e os sítios arqueológicos. ”</text:p>
      <text:p text:style-name="P3"/>
      <text:p text:style-name="P7">Da Lei nº 8159/1991, destacamos:</text:p>
      <text:p text:style-name="P3"/>
      <text:p text:style-name="P3"><text:soft-page-break/>“Art. 1º - É dever do Poder Público a gestão documental e a proteção especial a documentos de arquivos, como instrumento de apoio à administração, à cultura, ao desenvolvimento <text:span text:style-name="T2">científico</text:span> e como elemento de prova e informação.</text:p>
      <text:p text:style-name="P3">”</text:p>
      <text:p text:style-name="P3"/>
      <text:p text:style-name="P3">“Art. 3º Considera-se gestão de documentos o conjunto de procedimentos e operações técnicas referentes à sua produção, tramitação, uso, avaliação e arquivamento em fase corrente e intermediaria, visando a sua eliminação ou recolhimento para guarda permanente. ”</text:p>
      <text:p text:style-name="P3"/>
      <text:p text:style-name="P3">“Art. 5º - A administração pública franqueará a consulta aos documentos públicos na forma desta Lei. ”</text:p>
      <text:p text:style-name="P3"/>
      <text:p text:style-name="P3">“Art. 17 - A administração da documentação pública ou de caráter público compete às instituições arquivísticas federais, estaduais, do Distrito Federal e municípios. ”</text:p>
      <text:p text:style-name="P3"/>
      <text:p text:style-name="P3"/>
      <text:p text:style-name="P7">Da Lei nº 12.682/2012, destacamos:</text:p>
      <text:p text:style-name="P3"/>
      <text:p text:style-name="P3">“Art. 3º O processo de digitalização deverá ser realizado de forma a manter a integridade, a autenticidade e, se necessário, a confidencialidade do documento digital, com o emprego de certificado digital emitido no âmbito da Infraestrutura de Chaves Públicas Brasileira - ICP – Brasil.</text:p>
      <text:p text:style-name="P3"/>
      <text:p text:style-name="P3">Parágrafo único. Os meios de armazenamento dos documentos digitais deverão protegê-los de acesso, uso, alteração, reprodução e destruição não autorizados. ”</text:p>
      <text:p text:style-name="P3"/>
      <text:p text:style-name="P7">Do Decreto 4073/2002, destacamos:</text:p>
      <text:p text:style-name="P3"/>
      <text:p text:style-name="P3">“Art. 12. Integram o SINAR:</text:p>
      <text:p text:style-name="P3"/>
      <text:p text:style-name="P3">I – o Arquivo Nacional;</text:p>
      <text:p text:style-name="P3"/>
      <text:p text:style-name="P3">II – os arquivos do Poder Executivo Federal;</text:p>
      <text:p text:style-name="P3"/>
      <text:p text:style-name="P3">III – os arquivos do Poder Legislativo Federal;</text:p>
      <text:p text:style-name="P3"/>
      <text:p text:style-name="P3">IV – os arquivos do Poder Judiciário Federal;</text:p>
      <text:p text:style-name="P3"/>
      <text:p text:style-name="P3">V – os arquivos estaduais dos Poderes Executivo, Legislativo e Judiciário;</text:p>
      <text:p text:style-name="P3"/>
      <text:p text:style-name="P3">VI – os arquivos do Distrito Federal dos Poderes Executivo, Legislativo e Judiciário;</text:p>
      <text:p text:style-name="P3"/>
      <text:p text:style-name="P3">VII – os arquivos municipais dos Poderes Executivos e Legislativo.</text:p>
      <text:p text:style-name="P3"/>
      <text:p text:style-name="P3">§ 1º Os arquivos referidos nos incisos II a VII, quando organizados sistematicamente, passam a integrar o SINAR por intermédio de seus órgãos centrais.</text:p>
      <text:p text:style-name="P3"><text:soft-page-break/></text:p>
      <text:p text:style-name="P3">§ 2º As pessoas físicas e jurídicas de direito privado, detentores de arquivos, podem integrar o SINAR mediante acordo ou ajuste com o órgão central”.</text:p>
      <text:p text:style-name="P3"/>
      <text:p text:style-name="P3">“Art. 15. São arquivos públicos os conjuntos de documentos:</text:p>
      <text:p text:style-name="P3"/>
      <text:p text:style-name="P3">I – Produzidos e recebidos por órgãos e entidades públicas federais, estaduais, do Distrito Federal e municipais, em decorrência de suas funções administrativas, legislativas e judiciárias;</text:p>
      <text:p text:style-name="P3"/>
      <text:p text:style-name="P3">II – Produzidos e recebidos por agentes do Poder Público, no exercício de seu cargo ou função ou deles decorrente.</text:p>
      <text:p text:style-name="P3"/>
      <text:p text:style-name="P3">III – produzidos e recebidos pelas empresas públicas e pelas sociedades de economia mista;</text:p>
      <text:p text:style-name="P3"/>
      <text:p text:style-name="P3">IV – Produzidos e recebidos pelas Organizações Sociais, definidas como tal pela Lei nº 9.637 de 15 de maio de 1998, e pelo Serviço Social Autônomo Associação das Pioneiras Sociais, instituído pela Lei nº 8.246, de 22 de outubro de 1991.</text:p>
      <text:p text:style-name="P3"/>
      <text:p text:style-name="P3">Parágrafo único: A sujeição dos entes referidos no inciso IV às normas arquivísticas do CONARQ constará dos Contratos de Gestão com o Poder Público. ”</text:p>
      <text:p text:style-name="P3"/>
      <text:p text:style-name="P3">“Art. 18. Em cada órgão e entidade da Administração Pública Federal será constituída comissão permanente de avaliação de documentos, que terá a responsabilidade de orientar e realizar o processo de análise, avaliação e seleção da documentação produzida e acumulada no seu âmbito de atuação, tendo em vista a identificação dos documentos para guarda permanente e a eliminação dos destituídos de valor.</text:p>
      <text:p text:style-name="P3"/>
      <text:p text:style-name="P3">§ 1º Os documentos relativos as atividades-meio serão analisadas, avaliados e selecionados pelas Comissões Permanentes de Avaliação de Documentos dos órgãos e das entidades geradores dos arquivos, obedecendo aos prazos estabelecidos em tabela de temporalidade e destinação expedida pelo CONARQ.</text:p>
      <text:p text:style-name="P3"/>
      <text:p text:style-name="P3">§ 2º Os documentos relativos as atividades-meio não constantes da tabela referida no § 1º serão submetidos às Comissões Permanentes de Avaliação de Documentos dos órgãos e das entidades geradores dos arquivos, que estabelecerão os prazos de guarda e destinação daí decorrentes, a serem aprovados pelo Arquivo Nacional.</text:p>
      <text:p text:style-name="P3"/>
      <text:p text:style-name="P4">§ 3º Os documentos relativos às atividades-fim serão avaliados e selecionados pelos órgãos ou entidades geradores dos arquivos, em conformidade com as tabelas de temporalidade e destinação, elaboradas pelas Comissões mencionadas no caput, aprovadas pelo Arquivo Nacional. ” </text:p>
      <text:p text:style-name="P4"/>
      <text:p text:style-name="P8">O Conselho Nacional de Arquivos (CONARQ), estabeleceu:</text:p>
      <text:p text:style-name="P8"/>
      <text:p text:style-name="P3"><text:soft-page-break/>Incidem sobre a execução do objeto desta licitação, as diversas Portarias do CONARQ, que regulamentam e disciplinam o tratamento de acervos documentais da Administração Pública.</text:p>
      <text:p text:style-name="P3"/>
      <text:p text:style-name="P3">Segue abaixo o arcabouço legal que fixa a obrigação e as responsabilidades dos órgãos, entidades e empresas públicas em relação a organização, preservação e gerenciamento dos seus acervos documentais:</text:p>
      <text:p text:style-name="P4"/>
      <text:p text:style-name="P9">· e-Arq Brasil - Modelo de Requisitos para Sistemas Informatizados de Gestão Arquivística de Documentos</text:p>
      <text:p text:style-name="P9"><text:a xlink:type="simple" xlink:href="http://www.conarq.arquivonacional.gov.br/media/publicacoes/earqmet/earqbrasilv1.1.pdf" text:style-name="Internet_20_link" text:visited-style-name="Visited_20_Internet_20_Link">http://www.conarq.arquivonacional.gov.br/media/publicacoes/earqmet/earqbrasilv1.1.pdf</text:a></text:p>
      <text:p text:style-name="P9"/>
      <text:p text:style-name="P10">· Resolução nº 1, de 18 de outubro de 1995. Conselho Nacional de Arquivos – Arquivo Nacional – em <text:a xlink:type="simple" xlink:href="http://www.conarq.arquivonacional.gov.br/cgi/cgilua.exe/sys/start.htm?infoid=138&amp;sid=46" text:style-name="Internet_20_link" text:visited-style-name="Visited_20_Internet_20_Link">http://www.conarq.arquivonacional.gov.br/cgi/cgilua.exe/sys/start.htm?infoid=138&amp;sid=46</text:a></text:p>
      <text:p text:style-name="P10"/>
      <text:p text:style-name="P10">· Resolução nº 14, de 24 de outubro de 2001. Conselho Nacional de Arquivos – Arquivo Nacional – em <text:a xlink:type="simple" xlink:href="http://www.conarq.arquivonacional.gov.br/cgi/cgilua.exe/sys/start.htm?infoid=65&amp;sid=46" text:style-name="Internet_20_link" text:visited-style-name="Visited_20_Internet_20_Link">http://www.conarq.arquivonacional.gov.br/cgi/cgilua.exe/sys/start.htm?infoid=65&amp;sid=46</text:a></text:p>
      <text:p text:style-name="P10"/>
      <text:p text:style-name="P9">· Resolução nº 20, de 16 de julho de 2004. Conselho Nacional de Arquivos – Arquivo Nacional – em <text:a xlink:type="simple" xlink:href="http://www.conarq.arquivonacional.gov.br/cgi/cgilua.exe/sys/start.htm?from%5Finfo%5Findex=1&amp;infoid=71&amp;sid=46" text:style-name="Internet_20_link" text:visited-style-name="Visited_20_Internet_20_Link">http://www.conarq.arquivonacional.gov.br/cgi/cgilua.exe/sys/start.htm?from%5Finfo%5Findex=1&amp;infoid=71&amp;sid=46</text:a></text:p>
      <text:p text:style-name="P9"/>
      <text:p text:style-name="P9">· Resolução nº 23, de 16 de junho de 2006. Conselho Nacional de Arquivos - Arquivo Nacional – em <text:a xlink:type="simple" xlink:href="http://www.conarq.arquivonacional.gov.br/cgi/cgilua.exe/sys/start.htm?from%5Finfo%5Findex=21&amp;infoid=74&amp;sid=46" text:style-name="Internet_20_link" text:visited-style-name="Visited_20_Internet_20_Link">http://www.conarq.arquivonacional.gov.br/cgi/cgilua.exe/sys/start.htm?from%5Finfo%5Findex=21&amp;infoid=74&amp;sid=46</text:a></text:p>
      <text:p text:style-name="P9"/>
      <text:p text:style-name="P10">· Resolução nº 25, de 27 de abril de 2007. Conselho Nacional de Arquivos – Arquivo Nacional – em <text:a xlink:type="simple" xlink:href="http://www.conarq.arquivonacional.gov.br/cgi/cgilua.exe/sys/start.htm?from%5Finfo%5Findex=21&amp;infoid=74&amp;sid=46" text:style-name="Internet_20_link" text:visited-style-name="Visited_20_Internet_20_Link">http://www.conarq.arquivonacional.gov.br/cgi/cgilua.exe/sys/start.htm?from%5Finfo%5Findex=21&amp;infoid=74&amp;sid=46</text:a></text:p>
      <text:p text:style-name="P10"/>
      <text:p text:style-name="P10">· Resolução nº 31, de 28 de abril de 2010. Conselho Nacional de Arquivos – Arquivo Nacional – em <text:a xlink:type="simple" xlink:href="http://www.conarq.arquivonacional.gov.br/cgi/cgilua.exe/sys/start.htm?from%5Finfo%5Findex=21&amp;infoid=74&amp;sid=46" text:style-name="Internet_20_link" text:visited-style-name="Visited_20_Internet_20_Link">http://www.conarq.arquivonacional.gov.br/cgi/cgilua.exe/sys/start.htm?from%5Finfo%5Findex=21&amp;infoid=74&amp;sid=46</text:a></text:p>
      <text:p text:style-name="P10"/>
      <text:p text:style-name="P10">· Resolução nº 32, de 17 de maio de 2010. Conselho Nacional de Arquivos – Arquivo Nacional – em <text:a xlink:type="simple" xlink:href="http://www.conarq.arquivonacional.gov.br/cgi/cgilua.exe/sys/start.htm?from%5Finfo%5Findex=21&amp;infoid=74&amp;sid=46" text:style-name="Internet_20_link" text:visited-style-name="Visited_20_Internet_20_Link">http://www.conarq.arquivonacional.gov.br/cgi/cgilua.exe/sys/start.htm?from%5Finfo%5Findex=21&amp;infoid=74&amp;sid=4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bc46b0" officeooo:paragraph-rsid="00f11d1f" style:font-weight-asian="bold" style:font-weight-complex="bold"/>
    </style:style>
    <style:style style:name="MP3"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20a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VI</text:span></text:p>
        <text:p text:style-name="MP2">DISPOSITIVOS LEGAIS E NORMATIVOS APLICÁVEIS</text:p>
      </style:header>
      <style:footer>
        <text:p text:style-name="MP3">Pg.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08-19T16:21:59.245000000</dc:date>
    <meta:editing-duration>PT15H28M36S</meta:editing-duration>
    <meta:editing-cycles>229</meta:editing-cycles>
    <meta:generator>LibreOffice/6.0.6.2$Windows_X86_64 LibreOffice_project/0c292870b25a325b5ed35f6b45599d2ea4458e77</meta:generator>
    <meta:document-statistic meta:table-count="0" meta:image-count="0" meta:object-count="0" meta:page-count="4" meta:paragraph-count="58" meta:word-count="1168" meta:character-count="8196" meta:non-whitespace-character-count="7058"/>
  </office:meta>
</office:document-meta>
</file>